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mm"/>
    </style:style>
    <style:style style:name="co2" style:family="table-column">
      <style:table-column-properties fo:break-before="auto" style:column-width="26.02mm"/>
    </style:style>
    <style:style style:name="co3" style:family="table-column">
      <style:table-column-properties fo:break-before="auto" style:column-width="26.56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7.27mm"/>
    </style:style>
    <style:style style:name="co8" style:family="table-column">
      <style:table-column-properties fo:break-before="auto" style:column-width="9.23mm"/>
    </style:style>
    <style:style style:name="co9" style:family="table-column">
      <style:table-column-properties fo:break-before="auto" style:column-width="11.18mm"/>
    </style:style>
    <style:style style:name="co10" style:family="table-column">
      <style:table-column-properties fo:break-before="auto" style:column-width="10.9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4.5mm"/>
    </style:style>
    <style:style style:name="co13" style:family="table-column">
      <style:table-column-properties fo:break-before="auto" style:column-width="6.16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20.97mm"/>
    </style:style>
    <style:style style:name="co16" style:family="table-column">
      <style:table-column-properties fo:break-before="auto" style:column-width="19.01mm"/>
    </style:style>
    <style:style style:name="co17" style:family="table-column">
      <style:table-column-properties fo:break-before="auto" style:column-width="63.31mm"/>
    </style:style>
    <style:style style:name="co18" style:family="table-column">
      <style:table-column-properties fo:break-before="auto" style:column-width="6.99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15.95mm"/>
    </style:style>
    <style:style style:name="co21" style:family="table-column">
      <style:table-column-properties fo:break-before="auto" style:column-width="31.79mm"/>
    </style:style>
    <style:style style:name="co22" style:family="table-column">
      <style:table-column-properties fo:break-before="auto" style:column-width="20.69mm"/>
    </style:style>
    <style:style style:name="co23" style:family="table-column">
      <style:table-column-properties fo:break-before="auto" style:column-width="20.41mm"/>
    </style:style>
    <style:style style:name="co24" style:family="table-column">
      <style:table-column-properties fo:break-before="auto" style:column-width="14.82mm"/>
    </style:style>
    <style:style style:name="co25" style:family="table-column">
      <style:table-column-properties fo:break-before="auto" style:column-width="18.73mm"/>
    </style:style>
    <style:style style:name="co26" style:family="table-column">
      <style:table-column-properties fo:break-before="auto" style:column-width="16.77mm"/>
    </style:style>
    <style:style style:name="co27" style:family="table-column">
      <style:table-column-properties fo:break-before="auto" style:column-width="21.27mm"/>
    </style:style>
    <style:style style:name="co28" style:family="table-column">
      <style:table-column-properties fo:break-before="auto" style:column-width="23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fix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6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8" style:family="table-cell" style:parent-style-name="Default" style:data-style-name="N1">
      <style:table-cell-properties fo:padding="0.71mm"/>
    </style:style>
    <style:style style:name="ce79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0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85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86" style:family="table-cell" style:parent-style-name="Default" style:data-style-name="N104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4" style:family="table-cell" style:parent-style-name="Default" style:data-style-name="N104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 style:data-style-name="N104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9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1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"/>
    </style:style>
  </office:automatic-styles>
  <office:body>
    <office:spreadsheet>
      <table:calculation-settings table:case-sensitive="false" table:automatic-find-labels="false" table:use-regular-expressions="fals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14mm" svg:height="127.63mm" svg:x="188.09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-&quot;)" office:value-type="string" office:string-value="-" calcext:value-type="string">
            <text:p>-</text:p>
          </table:table-cell>
          <table:table-cell table:style-name="ce17" table:formula="of:=IF([.K4]&lt;4.75;&quot;-&quot;;IF([.K4]&lt;=4.75;&quot;dyplom&quot;;IF([.K4]&lt;=5;&quot;książka&quot;;IF([.K4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-&quot;)" office:value-type="string" office:string-value="tak" calcext:value-type="string">
            <text:p>tak</text:p>
          </table:table-cell>
          <table:table-cell table:style-name="ce17" table:formula="of:=IF([.K5]&lt;4.75;&quot;-&quot;;IF([.K5]&lt;=4.75;&quot;dyplom&quot;;IF([.K5]&lt;=5;&quot;książka&quot;;IF([.K5]&gt;=5.01;&quot;pióro&quot;)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-&quot;)" office:value-type="string" office:string-value="-" calcext:value-type="string">
            <text:p>-</text:p>
          </table:table-cell>
          <table:table-cell table:style-name="ce17" table:formula="of:=IF([.K6]&lt;4.75;&quot;-&quot;;IF([.K6]&lt;=4.75;&quot;dyplom&quot;;IF([.K6]&lt;=5;&quot;książka&quot;;IF([.K6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-&quot;)" office:value-type="string" office:string-value="-" calcext:value-type="string">
            <text:p>-</text:p>
          </table:table-cell>
          <table:table-cell table:style-name="ce17" table:formula="of:=IF([.K7]&lt;4.75;&quot;-&quot;;IF([.K7]&lt;=4.75;&quot;dyplom&quot;;IF([.K7]&lt;=5;&quot;książka&quot;;IF([.K7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-&quot;)" office:value-type="string" office:string-value="-" calcext:value-type="string">
            <text:p>-</text:p>
          </table:table-cell>
          <table:table-cell table:style-name="ce17" table:formula="of:=IF([.K8]&lt;4.75;&quot;-&quot;;IF([.K8]&lt;=4.75;&quot;dyplom&quot;;IF([.K8]&lt;=5;&quot;książka&quot;;IF([.K8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-&quot;)" office:value-type="string" office:string-value="-" calcext:value-type="string">
            <text:p>-</text:p>
          </table:table-cell>
          <table:table-cell table:style-name="ce17" table:formula="of:=IF([.K9]&lt;4.75;&quot;-&quot;;IF([.K9]&lt;=4.75;&quot;dyplom&quot;;IF([.K9]&lt;=5;&quot;książka&quot;;IF([.K9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-&quot;)" office:value-type="string" office:string-value="-" calcext:value-type="string">
            <text:p>-</text:p>
          </table:table-cell>
          <table:table-cell table:style-name="ce17" table:formula="of:=IF([.K10]&lt;4.75;&quot;-&quot;;IF([.K10]&lt;=4.75;&quot;dyplom&quot;;IF([.K10]&lt;=5;&quot;książka&quot;;IF([.K10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-&quot;)" office:value-type="string" office:string-value="-" calcext:value-type="string">
            <text:p>-</text:p>
          </table:table-cell>
          <table:table-cell table:style-name="ce17" table:formula="of:=IF([.K11]&lt;4.75;&quot;-&quot;;IF([.K11]&lt;=4.75;&quot;dyplom&quot;;IF([.K11]&lt;=5;&quot;książka&quot;;IF([.K11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-&quot;)" office:value-type="string" office:string-value="-" calcext:value-type="string">
            <text:p>-</text:p>
          </table:table-cell>
          <table:table-cell table:style-name="ce17" table:formula="of:=IF([.K12]&lt;4.75;&quot;-&quot;;IF([.K12]&lt;=4.75;&quot;dyplom&quot;;IF([.K12]&lt;=5;&quot;książka&quot;;IF([.K12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-&quot;)" office:value-type="string" office:string-value="-" calcext:value-type="string">
            <text:p>-</text:p>
          </table:table-cell>
          <table:table-cell table:style-name="ce17" table:formula="of:=IF([.K13]&lt;4.75;&quot;-&quot;;IF([.K13]&lt;=4.75;&quot;dyplom&quot;;IF([.K13]&lt;=5;&quot;książka&quot;;IF([.K13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-&quot;)" office:value-type="string" office:string-value="-" calcext:value-type="string">
            <text:p>-</text:p>
          </table:table-cell>
          <table:table-cell table:style-name="ce17" table:formula="of:=IF([.K14]&lt;4.75;&quot;-&quot;;IF([.K14]&lt;=4.75;&quot;dyplom&quot;;IF([.K14]&lt;=5;&quot;książka&quot;;IF([.K14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-&quot;)" office:value-type="string" office:string-value="-" calcext:value-type="string">
            <text:p>-</text:p>
          </table:table-cell>
          <table:table-cell table:style-name="ce17" table:formula="of:=IF([.K15]&lt;4.75;&quot;-&quot;;IF([.K15]&lt;=4.75;&quot;dyplom&quot;;IF([.K15]&lt;=5;&quot;książka&quot;;IF([.K15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-&quot;)" office:value-type="string" office:string-value="tak" calcext:value-type="string">
            <text:p>tak</text:p>
          </table:table-cell>
          <table:table-cell table:style-name="ce17" table:formula="of:=IF([.K16]&lt;4.75;&quot;-&quot;;IF([.K16]&lt;=4.75;&quot;dyplom&quot;;IF([.K16]&lt;=5;&quot;książka&quot;;IF([.K16]&gt;=5.01;&quot;pióro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-&quot;)" office:value-type="string" office:string-value="-" calcext:value-type="string">
            <text:p>-</text:p>
          </table:table-cell>
          <table:table-cell table:style-name="ce17" table:formula="of:=IF([.K17]&lt;4.75;&quot;-&quot;;IF([.K17]&lt;=4.75;&quot;dyplom&quot;;IF([.K17]&lt;=5;&quot;książka&quot;;IF([.K17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-&quot;)" office:value-type="string" office:string-value="tak" calcext:value-type="string">
            <text:p>tak</text:p>
          </table:table-cell>
          <table:table-cell table:style-name="ce17" table:formula="of:=IF([.K18]&lt;4.75;&quot;-&quot;;IF([.K18]&lt;=4.75;&quot;dyplom&quot;;IF([.K18]&lt;=5;&quot;książka&quot;;IF([.K18]&gt;=5.01;&quot;pióro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-&quot;)" office:value-type="string" office:string-value="-" calcext:value-type="string">
            <text:p>-</text:p>
          </table:table-cell>
          <table:table-cell table:style-name="ce17" table:formula="of:=IF([.K19]&lt;4.75;&quot;-&quot;;IF([.K19]&lt;=4.75;&quot;dyplom&quot;;IF([.K19]&lt;=5;&quot;książka&quot;;IF([.K19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-&quot;)" office:value-type="string" office:string-value="-" calcext:value-type="string">
            <text:p>-</text:p>
          </table:table-cell>
          <table:table-cell table:style-name="ce17" table:formula="of:=IF([.K20]&lt;4.75;&quot;-&quot;;IF([.K20]&lt;=4.75;&quot;dyplom&quot;;IF([.K20]&lt;=5;&quot;książka&quot;;IF([.K20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-&quot;)" office:value-type="string" office:string-value="-" calcext:value-type="string">
            <text:p>-</text:p>
          </table:table-cell>
          <table:table-cell table:style-name="ce17" table:formula="of:=IF([.K21]&lt;4.75;&quot;-&quot;;IF([.K21]&lt;=4.75;&quot;dyplom&quot;;IF([.K21]&lt;=5;&quot;książka&quot;;IF([.K21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-&quot;)" office:value-type="string" office:string-value="-" calcext:value-type="string">
            <text:p>-</text:p>
          </table:table-cell>
          <table:table-cell table:style-name="ce17" table:formula="of:=IF([.K22]&lt;4.75;&quot;-&quot;;IF([.K22]&lt;=4.75;&quot;dyplom&quot;;IF([.K22]&lt;=5;&quot;książka&quot;;IF([.K22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-&quot;)" office:value-type="string" office:string-value="tak" calcext:value-type="string">
            <text:p>tak</text:p>
          </table:table-cell>
          <table:table-cell table:style-name="ce17" table:formula="of:=IF([.K23]&lt;4.75;&quot;-&quot;;IF([.K23]&lt;=4.75;&quot;dyplom&quot;;IF([.K23]&lt;=5;&quot;książka&quot;;IF([.K23]&gt;=5.01;&quot;pióro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-&quot;)" office:value-type="string" office:string-value="-" calcext:value-type="string">
            <text:p>-</text:p>
          </table:table-cell>
          <table:table-cell table:style-name="ce17" table:formula="of:=IF([.K24]&lt;4.75;&quot;-&quot;;IF([.K24]&lt;=4.75;&quot;dyplom&quot;;IF([.K24]&lt;=5;&quot;książka&quot;;IF([.K24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/>
          <table:table-cell table:style-name="ce17" table:formula="of:=IF([.K25]&lt;4.75;&quot;-&quot;;IF([.K25]&lt;=4.75;&quot;dyplom&quot;;IF([.K25]&lt;=5;&quot;książka&quot;;IF([.K25]&gt;=5.01;&quot;pióro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17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*[.C10])" office:value-type="float" office:value="23.8751147842057" calcext:value-type="float">
            <text:p>23,9</text:p>
          </table:table-cell>
          <table:table-cell table:style-name="ce53" table:formula="of:=IF([.D10]&lt;18.5;&quot;niedowaga&quot;;IF([.D10]&lt;=25;&quot;norma&quot;;IF([.D10]&lt;=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*[.C11])" office:value-type="float" office:value="26.3150681176503" calcext:value-type="float">
            <text:p>26,3</text:p>
          </table:table-cell>
          <table:table-cell table:style-name="ce53" table:formula="of:=IF([.D11]&lt;18.5;&quot;niedowaga&quot;;IF([.D11]&lt;=25;&quot;norma&quot;;IF([.D11]&lt;=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*[.C12])" office:value-type="float" office:value="30.4498269896194" calcext:value-type="float">
            <text:p>30,4</text:p>
          </table:table-cell>
          <table:table-cell table:style-name="ce53" table:formula="of:=IF([.D12]&lt;18.5;&quot;niedowaga&quot;;IF([.D12]&lt;=25;&quot;norma&quot;;IF([.D12]&lt;=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([.C13]*[.C13])" office:value-type="float" office:value="18.2098765432099" calcext:value-type="float">
            <text:p>18,2</text:p>
          </table:table-cell>
          <table:table-cell table:style-name="ce53" table:formula="of:=IF([.D13]&lt;18.5;&quot;niedowaga&quot;;IF([.D13]&lt;=25;&quot;norma&quot;;IF([.D13]&lt;=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1.83" calcext:value-type="float">
            <text:p>1,83</text:p>
          </table:table-cell>
          <table:table-cell table:style-name="ce51" table:formula="of:=[.B14]/([.C14]*[.C14])" office:value-type="float" office:value="17.9163307354654" calcext:value-type="float">
            <text:p>17,9</text:p>
          </table:table-cell>
          <table:table-cell table:style-name="ce53" table:formula="of:=IF([.D14]&lt;18.5;&quot;niedowaga&quot;;IF([.D14]&lt;=25;&quot;norma&quot;;IF([.D14]&lt;=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8" table:default-cell-style-name="ce1"/>
        <table:table-column table:style-name="co19" table:default-cell-style-name="ce1"/>
        <table:table-column table:style-name="co6" table:default-cell-style-name="Default"/>
        <table:table-column table:style-name="co20" table:default-cell-style-name="ce1"/>
        <table:table-column table:style-name="co6" table:number-columns-repeated="3" table:default-cell-style-name="Default"/>
        <table:table-column table:style-name="co21" table:default-cell-style-name="ce1"/>
        <table:table-column table:style-name="co19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4" office:value-type="string" calcext:value-type="string">
            <text:p>Lp.</text:p>
          </table:table-cell>
          <table:table-cell table:style-name="ce54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3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6.02</text:p>
          </table:table-cell>
          <table:table-cell table:style-name="ce65" office:value-type="date" office:date-value="1996-06-12" calcext:value-type="date">
            <text:p>96.06.1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 table:formula="of:=DATEDIF([.C4];[.D4];&quot;d&quot;)" office:value-type="float" office:value="10" calcext:value-type="float">
            <text:p>10</text:p>
          </table:table-cell>
          <table:table-cell table:style-name="ce79" table:formula="of:=IF([.F4]=&quot;tak&quot;;[.G4]*[.$G$20]*[.E4];&quot;-&quot;)" office:value-type="float" office:value="1710" calcext:value-type="float">
            <text:p>1 710,00 zł</text:p>
          </table:table-cell>
          <table:table-cell table:style-name="ce79" table:formula="of:=PRODUCT([.E4];[.G4];[.$G$21])" office:value-type="float" office:value="2400" calcext:value-type="float">
            <text:p>2 400,00 zł</text:p>
          </table:table-cell>
          <table:table-cell table:style-name="ce76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6.01</text:p>
          </table:table-cell>
          <table:table-cell table:style-name="ce66" office:value-type="date" office:date-value="1996-06-09" calcext:value-type="date">
            <text:p>96.06.09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TEDIF([.C5];[.D5];&quot;d&quot;)" office:value-type="float" office:value="8" calcext:value-type="float">
            <text:p>8</text:p>
          </table:table-cell>
          <table:table-cell table:style-name="ce79" table:formula="of:=IF([.F5]=&quot;tak&quot;;[.G5]*[.$G$20]*[.E5];&quot;-&quot;)" office:value-type="string" office:string-value="-" calcext:value-type="string">
            <text:p>-</text:p>
          </table:table-cell>
          <table:table-cell table:style-name="ce79" table:formula="of:=PRODUCT([.E5];[.G5];[.$G$21])" office:value-type="float" office:value="1280" calcext:value-type="float">
            <text:p>1 280,00 zł</text:p>
          </table:table-cell>
          <table:table-cell table:style-name="ce76" table:formula="of:=SUM([.H5];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06.11</text:p>
          </table:table-cell>
          <table:table-cell table:style-name="ce66" office:value-type="date" office:date-value="1996-06-24" calcext:value-type="date">
            <text:p>96.06.2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TEDIF([.C6];[.D6];&quot;d&quot;)" office:value-type="float" office:value="13" calcext:value-type="float">
            <text:p>13</text:p>
          </table:table-cell>
          <table:table-cell table:style-name="ce79" table:formula="of:=IF([.F6]=&quot;tak&quot;;[.G6]*[.$G$20]*[.E6];&quot;-&quot;)" office:value-type="string" office:string-value="-" calcext:value-type="string">
            <text:p>-</text:p>
          </table:table-cell>
          <table:table-cell table:style-name="ce79" table:formula="of:=PRODUCT([.E6];[.G6];[.$G$21])" office:value-type="float" office:value="1040" calcext:value-type="float">
            <text:p>1 040,00 zł</text:p>
          </table:table-cell>
          <table:table-cell table:style-name="ce76" table:formula="of:=SUM([.H6];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06.10</text:p>
          </table:table-cell>
          <table:table-cell table:style-name="ce66" office:value-type="date" office:date-value="1996-06-20" calcext:value-type="date">
            <text:p>96.06.2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7];[.D7];&quot;d&quot;)" office:value-type="float" office:value="10" calcext:value-type="float">
            <text:p>10</text:p>
          </table:table-cell>
          <table:table-cell table:style-name="ce79" table:formula="of:=IF([.F7]=&quot;tak&quot;;[.G7]*[.$G$20]*[.E7];&quot;-&quot;)" office:value-type="float" office:value="2280" calcext:value-type="float">
            <text:p>2 280,00 zł</text:p>
          </table:table-cell>
          <table:table-cell table:style-name="ce79" table:formula="of:=PRODUCT([.E7];[.G7];[.$G$21])" office:value-type="float" office:value="3200" calcext:value-type="float">
            <text:p>3 200,00 zł</text:p>
          </table:table-cell>
          <table:table-cell table:style-name="ce76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06.23</text:p>
          </table:table-cell>
          <table:table-cell table:style-name="ce66" office:value-type="date" office:date-value="1996-07-06" calcext:value-type="date">
            <text:p>96.07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TEDIF([.C8];[.D8];&quot;d&quot;)" office:value-type="float" office:value="13" calcext:value-type="float">
            <text:p>13</text:p>
          </table:table-cell>
          <table:table-cell table:style-name="ce79" table:formula="of:=IF([.F8]=&quot;tak&quot;;[.G8]*[.$G$20]*[.E8];&quot;-&quot;)" office:value-type="string" office:string-value="-" calcext:value-type="string">
            <text:p>-</text:p>
          </table:table-cell>
          <table:table-cell table:style-name="ce79" table:formula="of:=PRODUCT([.E8];[.G8];[.$G$21])" office:value-type="float" office:value="2080" calcext:value-type="float">
            <text:p>2 080,00 zł</text:p>
          </table:table-cell>
          <table:table-cell table:style-name="ce76" table:formula="of:=SUM([.H8];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6.01</text:p>
          </table:table-cell>
          <table:table-cell table:style-name="ce66" office:value-type="date" office:date-value="1996-07-11" calcext:value-type="date">
            <text:p>96.07.1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9];[.D9];&quot;d&quot;)" office:value-type="float" office:value="40" calcext:value-type="float">
            <text:p>40</text:p>
          </table:table-cell>
          <table:table-cell table:style-name="ce79" table:formula="of:=IF([.F9]=&quot;tak&quot;;[.G9]*[.$G$20]*[.E9];&quot;-&quot;)" office:value-type="float" office:value="4560" calcext:value-type="float">
            <text:p>4 560,00 zł</text:p>
          </table:table-cell>
          <table:table-cell table:style-name="ce79" table:formula="of:=PRODUCT([.E9];[.G9];[.$G$21])" office:value-type="float" office:value="6400" calcext:value-type="float">
            <text:p>6 400,00 zł</text:p>
          </table:table-cell>
          <table:table-cell table:style-name="ce76" table:formula="of:=SUM([.H9];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06.22</text:p>
          </table:table-cell>
          <table:table-cell table:style-name="ce66" office:value-type="date" office:date-value="1996-07-16" calcext:value-type="date">
            <text:p>96.07.16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10];[.D10];&quot;d&quot;)" office:value-type="float" office:value="24" calcext:value-type="float">
            <text:p>24</text:p>
          </table:table-cell>
          <table:table-cell table:style-name="ce79" table:formula="of:=IF([.F10]=&quot;tak&quot;;[.G10]*[.$G$20]*[.E10];&quot;-&quot;)" office:value-type="float" office:value="4104" calcext:value-type="float">
            <text:p>4 104,00 zł</text:p>
          </table:table-cell>
          <table:table-cell table:style-name="ce79" table:formula="of:=PRODUCT([.E10];[.G10];[.$G$21])" office:value-type="float" office:value="5760" calcext:value-type="float">
            <text:p>5 760,00 zł</text:p>
          </table:table-cell>
          <table:table-cell table:style-name="ce76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06.22</text:p>
          </table:table-cell>
          <table:table-cell table:style-name="ce66" office:value-type="date" office:date-value="1996-06-30" calcext:value-type="date">
            <text:p>96.06.3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11];[.D11];&quot;d&quot;)" office:value-type="float" office:value="8" calcext:value-type="float">
            <text:p>8</text:p>
          </table:table-cell>
          <table:table-cell table:style-name="ce79" table:formula="of:=IF([.F11]=&quot;tak&quot;;[.G11]*[.$G$20]*[.E11];&quot;-&quot;)" office:value-type="float" office:value="1824" calcext:value-type="float">
            <text:p>1 824,00 zł</text:p>
          </table:table-cell>
          <table:table-cell table:style-name="ce79" table:formula="of:=PRODUCT([.E11];[.G11];[.$G$21])" office:value-type="float" office:value="2560" calcext:value-type="float">
            <text:p>2 560,00 zł</text:p>
          </table:table-cell>
          <table:table-cell table:style-name="ce76" table:formula="of:=SUM([.H11];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07.16</text:p>
          </table:table-cell>
          <table:table-cell table:style-name="ce66" office:value-type="date" office:date-value="1996-07-29" calcext:value-type="date">
            <text:p>96.07.29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TEDIF([.C12];[.D12];&quot;d&quot;)" office:value-type="float" office:value="13" calcext:value-type="float">
            <text:p>13</text:p>
          </table:table-cell>
          <table:table-cell table:style-name="ce79" table:formula="of:=IF([.F12]=&quot;tak&quot;;[.G12]*[.$G$20]*[.E12];&quot;-&quot;)" office:value-type="float" office:value="2223" calcext:value-type="float">
            <text:p>2 223,00 zł</text:p>
          </table:table-cell>
          <table:table-cell table:style-name="ce79" table:formula="of:=PRODUCT([.E12];[.G12];[.$G$21])" office:value-type="float" office:value="3120" calcext:value-type="float">
            <text:p>3 120,00 zł</text:p>
          </table:table-cell>
          <table:table-cell table:style-name="ce76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3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2.09</text:p>
          </table:table-cell>
          <table:table-cell table:style-name="ce67" table:formula="of:=[.C13]+28" office:value-type="date" office:date-value="2003-03-09" calcext:value-type="date">
            <text:p>03.03.09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4" table:formula="of:=DATEDIF([.C13];[.D13];&quot;d&quot;)" office:value-type="float" office:value="28" calcext:value-type="float">
            <text:p>28</text:p>
          </table:table-cell>
          <table:table-cell table:style-name="ce79" table:formula="of:=IF([.F13]=&quot;tak&quot;;[.G13]*[.$G$20]*[.E13];&quot;-&quot;)" office:value-type="string" office:string-value="-" calcext:value-type="string">
            <text:p>-</text:p>
          </table:table-cell>
          <table:table-cell table:style-name="ce79" table:formula="of:=PRODUCT([.E13];[.G13];[.$G$21])" office:value-type="float" office:value="4480" calcext:value-type="float">
            <text:p>4 480,00 zł</text:p>
          </table:table-cell>
          <table:table-cell table:style-name="ce76" table:formula="of:=SUM([.H13];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3">
          <table:table-cell table:style-name="ce54" office:value-type="string" calcext:value-type="string" table:number-columns-spanned="2" table:number-rows-spanned="1">
            <text:p>Średnio</text:p>
          </table:table-cell>
          <table:covered-table-cell table:style-name="ce54"/>
          <table:table-cell table:style-name="ce68" table:number-columns-repeated="4"/>
          <table:table-cell table:style-name="ce75" table:formula="of:=AVERAGE([.G4:.G13])" office:value-type="float" office:value="16.7" calcext:value-type="float">
            <text:p>17</text:p>
          </table:table-cell>
          <table:table-cell table:style-name="ce80" table:formula="of:=AVERAGE([.H4:.H13])" office:value-type="float" office:value="2783.5" calcext:value-type="float">
            <text:p>2 783,50 zł</text:p>
          </table:table-cell>
          <table:table-cell table:style-name="ce80" table:formula="of:=AVERAGE([.I4:.I13])" office:value-type="float" office:value="3232" calcext:value-type="float">
            <text:p>3 232,00 zł</text:p>
          </table:table-cell>
          <table:table-cell table:style-name="ce80" table:formula="of:=AVERAGE([.J4:.J13])" office:value-type="float" office:value="4902.1" calcext:value-type="float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6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7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8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Stanowisko</text:p>
          </table:table-cell>
          <table:table-cell table:style-name="ce81" office:value-type="string" calcext:value-type="string">
            <text:p>Zasadnicza</text:p>
          </table:table-cell>
          <table:table-cell table:style-name="ce81" office:value-type="string" calcext:value-type="string">
            <text:p>Premia</text:p>
          </table:table-cell>
          <table:table-cell table:style-name="ce81" office:value-type="string" calcext:value-type="string">
            <text:p>Funkcyjny</text:p>
          </table:table-cell>
          <table:table-cell table:style-name="ce81" office:value-type="string" calcext:value-type="string">
            <text:p>Brutto</text:p>
          </table:table-cell>
          <table:table-cell table:style-name="ce81" office:value-type="string" calcext:value-type="string">
            <text:p>Podatek</text:p>
          </table:table-cell>
          <table:table-cell table:style-name="ce81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P</text:p>
          </table:table-cell>
          <table:table-cell table:style-name="ce84" office:value-type="float" office:value="345" calcext:value-type="float">
            <text:p>345,00 zł</text:p>
          </table:table-cell>
          <table:table-cell table:style-name="ce84" table:formula="of:=PRODUCT([.B3];0.15)" office:value-type="float" office:value="51.75" calcext:value-type="float">
            <text:p>51,75 zł</text:p>
          </table:table-cell>
          <table:table-cell table:style-name="ce84" table:formula="of:=IF([.A3]=&quot;P&quot;;[.B3]*0.1;IF([.A3]=&quot;M&quot;;[.B3]*0.2;IF([.A3]=&quot;K&quot;;[.B3]*0.3)))" office:value-type="float" office:value="34.5" calcext:value-type="float">
            <text:p>34,50 zł</text:p>
          </table:table-cell>
          <table:table-cell table:style-name="ce84" table:formula="of:=SUM([.B3:.D3])" office:value-type="float" office:value="431.25" calcext:value-type="float">
            <text:p>431,25 zł</text:p>
          </table:table-cell>
          <table:table-cell table:style-name="ce84" table:formula="of:=PRODUCT([.E3]*0.21)" office:value-type="float" office:value="90.5625" calcext:value-type="float">
            <text:p>90,56 zł</text:p>
          </table:table-cell>
          <table:table-cell table:style-name="ce86" table:formula="of:=[.E3]-[.F3]" office:value-type="currency" office:currency="PLN" office:value="340.6875" calcext:value-type="currency">
            <text:p>340,69 zł</text:p>
          </table:table-cell>
          <table:table-cell table:number-columns-repeated="1017"/>
        </table:table-row>
        <table:table-row table:style-name="ro3">
          <table:table-cell table:style-name="ce83" office:value-type="string" calcext:value-type="string">
            <text:p>M</text:p>
          </table:table-cell>
          <table:table-cell table:style-name="ce85" office:value-type="float" office:value="380" calcext:value-type="float">
            <text:p>380,00 zł</text:p>
          </table:table-cell>
          <table:table-cell table:style-name="ce84" table:formula="of:=PRODUCT([.B4];0.15)" office:value-type="float" office:value="57" calcext:value-type="float">
            <text:p>57,00 zł</text:p>
          </table:table-cell>
          <table:table-cell table:style-name="ce84" table:formula="of:=IF([.A4]=&quot;P&quot;;[.B4]*0.1;IF([.A4]=&quot;M&quot;;[.B4]*0.2;IF([.A4]=&quot;K&quot;;[.B4]*0.3)))" office:value-type="float" office:value="76" calcext:value-type="float">
            <text:p>76,00 zł</text:p>
          </table:table-cell>
          <table:table-cell table:style-name="ce84" table:formula="of:=SUM([.B4:.D4])" office:value-type="float" office:value="513" calcext:value-type="float">
            <text:p>513,00 zł</text:p>
          </table:table-cell>
          <table:table-cell table:style-name="ce84" table:formula="of:=PRODUCT([.E4]*0.21)" office:value-type="float" office:value="107.73" calcext:value-type="float">
            <text:p>107,73 zł</text:p>
          </table:table-cell>
          <table:table-cell table:style-name="ce86" table:formula="of:=[.E4]-[.F4]" office:value-type="currency" office:currency="PLN" office:value="405.27" calcext:value-type="currency">
            <text:p>405,27 zł</text:p>
          </table:table-cell>
          <table:table-cell table:number-columns-repeated="1017"/>
        </table:table-row>
        <table:table-row table:style-name="ro3">
          <table:table-cell table:style-name="ce83" office:value-type="string" calcext:value-type="string">
            <text:p>M</text:p>
          </table:table-cell>
          <table:table-cell table:style-name="ce85" office:value-type="float" office:value="380" calcext:value-type="float">
            <text:p>380,00 zł</text:p>
          </table:table-cell>
          <table:table-cell table:style-name="ce84" table:formula="of:=PRODUCT([.B5];0.15)" office:value-type="float" office:value="57" calcext:value-type="float">
            <text:p>57,00 zł</text:p>
          </table:table-cell>
          <table:table-cell table:style-name="ce84" table:formula="of:=IF([.A5]=&quot;P&quot;;[.B5]*0.1;IF([.A5]=&quot;M&quot;;[.B5]*0.2;IF([.A5]=&quot;K&quot;;[.B5]*0.3)))" office:value-type="float" office:value="76" calcext:value-type="float">
            <text:p>76,00 zł</text:p>
          </table:table-cell>
          <table:table-cell table:style-name="ce84" table:formula="of:=SUM([.B5:.D5])" office:value-type="float" office:value="513" calcext:value-type="float">
            <text:p>513,00 zł</text:p>
          </table:table-cell>
          <table:table-cell table:style-name="ce84" table:formula="of:=PRODUCT([.E5]*0.21)" office:value-type="float" office:value="107.73" calcext:value-type="float">
            <text:p>107,73 zł</text:p>
          </table:table-cell>
          <table:table-cell table:style-name="ce86" table:formula="of:=[.E5]-[.F5]" office:value-type="currency" office:currency="PLN" office:value="405.27" calcext:value-type="currency">
            <text:p>405,27 zł</text:p>
          </table:table-cell>
          <table:table-cell table:number-columns-repeated="1017"/>
        </table:table-row>
        <table:table-row table:style-name="ro3">
          <table:table-cell table:style-name="ce83" office:value-type="string" calcext:value-type="string">
            <text:p>K</text:p>
          </table:table-cell>
          <table:table-cell table:style-name="ce85" office:value-type="float" office:value="410" calcext:value-type="float">
            <text:p>410,00 zł</text:p>
          </table:table-cell>
          <table:table-cell table:style-name="ce84" table:formula="of:=PRODUCT([.B6];0.15)" office:value-type="float" office:value="61.5" calcext:value-type="float">
            <text:p>61,50 zł</text:p>
          </table:table-cell>
          <table:table-cell table:style-name="ce84" table:formula="of:=IF([.A6]=&quot;P&quot;;[.B6]*0.1;IF([.A6]=&quot;M&quot;;[.B6]*0.2;IF([.A6]=&quot;K&quot;;[.B6]*0.3)))" office:value-type="float" office:value="123" calcext:value-type="float">
            <text:p>123,00 zł</text:p>
          </table:table-cell>
          <table:table-cell table:style-name="ce84" table:formula="of:=SUM([.B6:.D6])" office:value-type="float" office:value="594.5" calcext:value-type="float">
            <text:p>594,50 zł</text:p>
          </table:table-cell>
          <table:table-cell table:style-name="ce84" table:formula="of:=PRODUCT([.E6]*0.21)" office:value-type="float" office:value="124.845" calcext:value-type="float">
            <text:p>124,85 zł</text:p>
          </table:table-cell>
          <table:table-cell table:style-name="ce86" table:formula="of:=[.E6]-[.F6]" office:value-type="currency" office:currency="PLN" office:value="469.655" calcext:value-type="currency">
            <text:p>469,66 zł</text:p>
          </table:table-cell>
          <table:table-cell table:number-columns-repeated="1017"/>
        </table:table-row>
        <table:table-row table:style-name="ro3">
          <table:table-cell table:style-name="ce83" office:value-type="string" calcext:value-type="string">
            <text:p>P</text:p>
          </table:table-cell>
          <table:table-cell table:style-name="ce85" office:value-type="float" office:value="350" calcext:value-type="float">
            <text:p>350,00 zł</text:p>
          </table:table-cell>
          <table:table-cell table:style-name="ce84" table:formula="of:=PRODUCT([.B7];0.15)" office:value-type="float" office:value="52.5" calcext:value-type="float">
            <text:p>52,50 zł</text:p>
          </table:table-cell>
          <table:table-cell table:style-name="ce84" table:formula="of:=IF([.A7]=&quot;P&quot;;[.B7]*0.1;IF([.A7]=&quot;M&quot;;[.B7]*0.2;IF([.A7]=&quot;K&quot;;[.B7]*0.3)))" office:value-type="float" office:value="35" calcext:value-type="float">
            <text:p>35,00 zł</text:p>
          </table:table-cell>
          <table:table-cell table:style-name="ce84" table:formula="of:=SUM([.B7:.D7])" office:value-type="float" office:value="437.5" calcext:value-type="float">
            <text:p>437,50 zł</text:p>
          </table:table-cell>
          <table:table-cell table:style-name="ce84" table:formula="of:=PRODUCT([.E7]*0.21)" office:value-type="float" office:value="91.875" calcext:value-type="float">
            <text:p>91,88 zł</text:p>
          </table:table-cell>
          <table:table-cell table:style-name="ce86" table:formula="of:=[.E7]-[.F7]" office:value-type="currency" office:currency="PLN" office:value="345.625" calcext:value-type="currency">
            <text:p>345,63 zł</text:p>
          </table:table-cell>
          <table:table-cell table:number-columns-repeated="1017"/>
        </table:table-row>
        <table:table-row table:style-name="ro3">
          <table:table-cell table:style-name="ce83" office:value-type="string" calcext:value-type="string">
            <text:p>P</text:p>
          </table:table-cell>
          <table:table-cell table:style-name="ce85" office:value-type="float" office:value="350" calcext:value-type="float">
            <text:p>350,00 zł</text:p>
          </table:table-cell>
          <table:table-cell table:style-name="ce84" table:formula="of:=PRODUCT([.B8];0.15)" office:value-type="float" office:value="52.5" calcext:value-type="float">
            <text:p>52,50 zł</text:p>
          </table:table-cell>
          <table:table-cell table:style-name="ce84" table:formula="of:=IF([.A8]=&quot;P&quot;;[.B8]*0.1;IF([.A8]=&quot;M&quot;;[.B8]*0.2;IF([.A8]=&quot;K&quot;;[.B8]*0.3)))" office:value-type="float" office:value="35" calcext:value-type="float">
            <text:p>35,00 zł</text:p>
          </table:table-cell>
          <table:table-cell table:style-name="ce84" table:formula="of:=SUM([.B8:.D8])" office:value-type="float" office:value="437.5" calcext:value-type="float">
            <text:p>437,50 zł</text:p>
          </table:table-cell>
          <table:table-cell table:style-name="ce84" table:formula="of:=PRODUCT([.E8]*0.21)" office:value-type="float" office:value="91.875" calcext:value-type="float">
            <text:p>91,88 zł</text:p>
          </table:table-cell>
          <table:table-cell table:style-name="ce86" table:formula="of:=[.E8]-[.F8]" office:value-type="currency" office:currency="PLN" office:value="345.625" calcext:value-type="currency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17" table:default-cell-style-name="Default"/>
        <table:table-row table:style-name="ro1">
          <table:table-cell table:style-name="ce87" office:value-type="string" calcext:value-type="string">
            <text:p>Reguły płacowe w pewnej firmie były zdecydowanie skomplikowane...</text:p>
          </table:table-cell>
          <table:table-cell table:style-name="ce87" table:number-columns-repeated="6"/>
          <table:table-cell/>
          <table:table-cell table:style-name="ce97" office:value-type="string" calcext:value-type="string">
            <text:p>z=</text:p>
          </table:table-cell>
          <table:table-cell table:style-name="ce100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87"/>
          <table:table-cell table:style-name="ce87" office:value-type="string" calcext:value-type="string">
            <text:p>Jeżeli pracownik zarobił w ciągu roku mniej niż z złotych</text:p>
          </table:table-cell>
          <table:table-cell table:style-name="ce87" table:number-columns-repeated="5"/>
          <table:table-cell/>
          <table:table-cell table:style-name="ce98" office:value-type="string" calcext:value-type="string">
            <text:p>n=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87" office:value-type="string" calcext:value-type="string">
            <text:p>i miał mniej niż n nieobecności</text:p>
          </table:table-cell>
          <table:table-cell table:style-name="ce87" table:number-columns-repeated="4"/>
          <table:table-cell/>
          <table:table-cell table:style-name="ce98" office:value-type="string" calcext:value-type="string">
            <text:p>r=</text:p>
          </table:table-cell>
          <table:table-cell table:style-name="ce101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87"/>
          <table:table-cell table:style-name="ce87" office:value-type="string" calcext:value-type="string">
            <text:p>lub pracował dłużej niż od roku r</text:p>
          </table:table-cell>
          <table:table-cell table:style-name="ce87" table:number-columns-repeated="5"/>
          <table:table-cell/>
          <table:table-cell table:style-name="ce98" office:value-type="string" calcext:value-type="string">
            <text:p>p1=</text:p>
          </table:table-cell>
          <table:table-cell table:style-name="ce102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87" office:value-type="string" calcext:value-type="string">
            <text:p>to dostawał premię w wysokości p1% rocznej płacy</text:p>
          </table:table-cell>
          <table:table-cell table:style-name="ce87" table:number-columns-repeated="4"/>
          <table:table-cell/>
          <table:table-cell table:style-name="ce99" office:value-type="string" calcext:value-type="string">
            <text:p>p2=</text:p>
          </table:table-cell>
          <table:table-cell table:style-name="ce103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87"/>
          <table:table-cell table:style-name="ce87" office:value-type="string" calcext:value-type="string">
            <text:p>W innych sytuacjach premia wynosiła tylko p2%!</text:p>
          </table:table-cell>
          <table:table-cell table:style-name="ce87" table:number-columns-repeated="5"/>
          <table:table-cell table:number-columns-repeated="1017"/>
        </table:table-row>
        <table:table-row table:style-name="ro1">
          <table:table-cell table:style-name="ce87" office:value-type="string" calcext:value-type="string">
            <text:p>Wyznacz premię i pełne roczne uposażenie następujących pracowników:</text:p>
          </table:table-cell>
          <table:table-cell table:style-name="ce87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88" office:value-type="string" calcext:value-type="string">
            <text:p>Kto</text:p>
          </table:table-cell>
          <table:table-cell table:style-name="ce91" office:value-type="string" calcext:value-type="string">
            <text:p>Co</text:p>
          </table:table-cell>
          <table:table-cell table:style-name="ce91" office:value-type="string" calcext:value-type="string">
            <text:p>Ile</text:p>
          </table:table-cell>
          <table:table-cell table:style-name="ce91" office:value-type="string" calcext:value-type="string">
            <text:p>Nieob</text:p>
          </table:table-cell>
          <table:table-cell table:style-name="ce91" office:value-type="string" calcext:value-type="string">
            <text:p>Od</text:p>
          </table:table-cell>
          <table:table-cell table:style-name="ce91" office:value-type="string" calcext:value-type="string">
            <text:p>Premia</text:p>
          </table:table-cell>
          <table:table-cell table:style-name="ce95" office:value-type="string" calcext:value-type="string">
            <text:p>Suma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1</text:p>
          </table:table-cell>
          <table:table-cell table:style-name="ce92" office:value-type="string" calcext:value-type="string">
            <text:p>Inż.</text:p>
          </table:table-cell>
          <table:table-cell table:style-name="ce92" office:value-type="float" office:value="24000" calcext:value-type="float">
            <text:p>2400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989" calcext:value-type="float">
            <text:p>1989</text:p>
          </table:table-cell>
          <table:table-cell table:style-name="ce94" table:formula="of:=IF(OR(AND([.C10]&lt;20000;[.D10]&lt;5); [.E10]&lt;1995);[.C10]*0.1;[.C10]*0.05)" office:value-type="currency" office:currency="PLN" office:value="2400" calcext:value-type="currency">
            <text:p>2 400,00 zł</text:p>
          </table:table-cell>
          <table:table-cell table:style-name="ce96" table:formula="of:=SUM([.C10];[.F10])" office:value-type="currency" office:currency="PLN" office:value="26400" calcext:value-type="currency">
            <text:p>26 4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2</text:p>
          </table:table-cell>
          <table:table-cell table:style-name="ce92" office:value-type="string" calcext:value-type="string">
            <text:p>Dr</text:p>
          </table:table-cell>
          <table:table-cell table:style-name="ce92" office:value-type="float" office:value="17000" calcext:value-type="float">
            <text:p>1700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991" calcext:value-type="float">
            <text:p>1991</text:p>
          </table:table-cell>
          <table:table-cell table:style-name="ce94" table:formula="of:=IF(OR(AND([.C11]&lt;20000;[.D11]&lt;5); [.E11]&lt;1995);[.C11]*0.1;[.C11]*0.05)" office:value-type="currency" office:currency="PLN" office:value="1700" calcext:value-type="currency">
            <text:p>1 700,00 zł</text:p>
          </table:table-cell>
          <table:table-cell table:style-name="ce96" table:formula="of:=SUM([.C11];[.F11])" office:value-type="currency" office:currency="PLN" office:value="18700" calcext:value-type="currency">
            <text:p>18 7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3</text:p>
          </table:table-cell>
          <table:table-cell table:style-name="ce92" office:value-type="string" calcext:value-type="string">
            <text:p>Tech.</text:p>
          </table:table-cell>
          <table:table-cell table:style-name="ce92" office:value-type="float" office:value="18000" calcext:value-type="float">
            <text:p>1800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993" calcext:value-type="float">
            <text:p>1993</text:p>
          </table:table-cell>
          <table:table-cell table:style-name="ce94" table:formula="of:=IF(OR(AND([.C12]&lt;20000;[.D12]&lt;5); [.E12]&lt;1995);[.C12]*0.1;[.C12]*0.05)" office:value-type="currency" office:currency="PLN" office:value="1800" calcext:value-type="currency">
            <text:p>1 800,00 zł</text:p>
          </table:table-cell>
          <table:table-cell table:style-name="ce96" table:formula="of:=SUM([.C12];[.F12])" office:value-type="currency" office:currency="PLN" office:value="19800" calcext:value-type="currency">
            <text:p>19 8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4</text:p>
          </table:table-cell>
          <table:table-cell table:style-name="ce92" office:value-type="string" calcext:value-type="string">
            <text:p>Umysł.</text:p>
          </table:table-cell>
          <table:table-cell table:style-name="ce92" office:value-type="float" office:value="21000" calcext:value-type="float">
            <text:p>21000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995" calcext:value-type="float">
            <text:p>1995</text:p>
          </table:table-cell>
          <table:table-cell table:style-name="ce94" table:formula="of:=IF(OR(AND([.C13]&lt;20000;[.D13]&lt;5); [.E13]&lt;1995);[.C13]*0.1;[.C13]*0.05)" office:value-type="currency" office:currency="PLN" office:value="1050" calcext:value-type="currency">
            <text:p>1 050,00 zł</text:p>
          </table:table-cell>
          <table:table-cell table:style-name="ce96" table:formula="of:=SUM([.C13];[.F13])" office:value-type="currency" office:currency="PLN" office:value="22050" calcext:value-type="currency">
            <text:p>22 05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5</text:p>
          </table:table-cell>
          <table:table-cell table:style-name="ce92" office:value-type="string" calcext:value-type="string">
            <text:p>Inż.</text:p>
          </table:table-cell>
          <table:table-cell table:style-name="ce92" office:value-type="float" office:value="28000" calcext:value-type="float">
            <text:p>28000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997" calcext:value-type="float">
            <text:p>1997</text:p>
          </table:table-cell>
          <table:table-cell table:style-name="ce94" table:formula="of:=IF(OR(AND([.C14]&lt;20000;[.D14]&lt;5); [.E14]&lt;1995);[.C14]*0.1;[.C14]*0.05)" office:value-type="currency" office:currency="PLN" office:value="1400" calcext:value-type="currency">
            <text:p>1 400,00 zł</text:p>
          </table:table-cell>
          <table:table-cell table:style-name="ce96" table:formula="of:=SUM([.C14];[.F14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6</text:p>
          </table:table-cell>
          <table:table-cell table:style-name="ce92" office:value-type="string" calcext:value-type="string">
            <text:p>Fiz.</text:p>
          </table:table-cell>
          <table:table-cell table:style-name="ce92" office:value-type="float" office:value="31000" calcext:value-type="float">
            <text:p>3100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999" calcext:value-type="float">
            <text:p>1999</text:p>
          </table:table-cell>
          <table:table-cell table:style-name="ce94" table:formula="of:=IF(OR(AND([.C15]&lt;20000;[.D15]&lt;5); [.E15]&lt;1995);[.C15]*0.1;[.C15]*0.05)" office:value-type="currency" office:currency="PLN" office:value="1550" calcext:value-type="currency">
            <text:p>1 550,00 zł</text:p>
          </table:table-cell>
          <table:table-cell table:style-name="ce96" table:formula="of:=SUM([.C15];[.F15])" office:value-type="currency" office:currency="PLN" office:value="32550" calcext:value-type="currency">
            <text:p>32 55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7</text:p>
          </table:table-cell>
          <table:table-cell table:style-name="ce92" office:value-type="string" calcext:value-type="string">
            <text:p>Dr</text:p>
          </table:table-cell>
          <table:table-cell table:style-name="ce92" office:value-type="float" office:value="14000" calcext:value-type="float">
            <text:p>1400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997" calcext:value-type="float">
            <text:p>1997</text:p>
          </table:table-cell>
          <table:table-cell table:style-name="ce94" table:formula="of:=IF(OR(AND([.C16]&lt;20000;[.D16]&lt;5); [.E16]&lt;1995);[.C16]*0.1;[.C16]*0.05)" office:value-type="currency" office:currency="PLN" office:value="1400" calcext:value-type="currency">
            <text:p>1 400,00 zł</text:p>
          </table:table-cell>
          <table:table-cell table:style-name="ce96" table:formula="of:=SUM([.C16];[.F16])" office:value-type="currency" office:currency="PLN" office:value="15400" calcext:value-type="currency">
            <text:p>15 4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8</text:p>
          </table:table-cell>
          <table:table-cell table:style-name="ce92" office:value-type="string" calcext:value-type="string">
            <text:p>Prof.</text:p>
          </table:table-cell>
          <table:table-cell table:style-name="ce92" office:value-type="float" office:value="38000" calcext:value-type="float">
            <text:p>3800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995" calcext:value-type="float">
            <text:p>1995</text:p>
          </table:table-cell>
          <table:table-cell table:style-name="ce94" table:formula="of:=IF(OR(AND([.C17]&lt;20000;[.D17]&lt;5); [.E17]&lt;1995);[.C17]*0.1;[.C17]*0.05)" office:value-type="currency" office:currency="PLN" office:value="1900" calcext:value-type="currency">
            <text:p>1 900,00 zł</text:p>
          </table:table-cell>
          <table:table-cell table:style-name="ce96" table:formula="of:=SUM([.C17];[.F17])" office:value-type="currency" office:currency="PLN" office:value="39900" calcext:value-type="currency">
            <text:p>39 9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9</text:p>
          </table:table-cell>
          <table:table-cell table:style-name="ce92" office:value-type="string" calcext:value-type="string">
            <text:p>Umysł.</text:p>
          </table:table-cell>
          <table:table-cell table:style-name="ce92" office:value-type="float" office:value="21000" calcext:value-type="float">
            <text:p>21000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993" calcext:value-type="float">
            <text:p>1993</text:p>
          </table:table-cell>
          <table:table-cell table:style-name="ce94" table:formula="of:=IF(OR(AND([.C18]&lt;20000;[.D18]&lt;5); [.E18]&lt;1995);[.C18]*0.1;[.C18]*0.05)" office:value-type="currency" office:currency="PLN" office:value="2100" calcext:value-type="currency">
            <text:p>2 100,00 zł</text:p>
          </table:table-cell>
          <table:table-cell table:style-name="ce96" table:formula="of:=SUM([.C18];[.F18])" office:value-type="currency" office:currency="PLN" office:value="23100" calcext:value-type="currency">
            <text:p>23 1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10</text:p>
          </table:table-cell>
          <table:table-cell table:style-name="ce92" office:value-type="string" calcext:value-type="string">
            <text:p>Prof.</text:p>
          </table:table-cell>
          <table:table-cell table:style-name="ce92" office:value-type="float" office:value="44000" calcext:value-type="float">
            <text:p>4400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991" calcext:value-type="float">
            <text:p>1991</text:p>
          </table:table-cell>
          <table:table-cell table:style-name="ce94" table:formula="of:=IF(OR(AND([.C19]&lt;20000;[.D19]&lt;5); [.E19]&lt;1995);[.C19]*0.1;[.C19]*0.05)" office:value-type="currency" office:currency="PLN" office:value="4400" calcext:value-type="currency">
            <text:p>4 400,00 zł</text:p>
          </table:table-cell>
          <table:table-cell table:style-name="ce96" table:formula="of:=SUM([.C19];[.F19])" office:value-type="currency" office:currency="PLN" office:value="48400" calcext:value-type="currency">
            <text:p>48 4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11</text:p>
          </table:table-cell>
          <table:table-cell table:style-name="ce92" office:value-type="string" calcext:value-type="string">
            <text:p>Dr</text:p>
          </table:table-cell>
          <table:table-cell table:style-name="ce92" office:value-type="float" office:value="27000" calcext:value-type="float">
            <text:p>2700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990" calcext:value-type="float">
            <text:p>1990</text:p>
          </table:table-cell>
          <table:table-cell table:style-name="ce94" table:formula="of:=IF(OR(AND([.C20]&lt;20000;[.D20]&lt;5); [.E20]&lt;1995);[.C20]*0.1;[.C20]*0.05)" office:value-type="currency" office:currency="PLN" office:value="2700" calcext:value-type="currency">
            <text:p>2 700,00 zł</text:p>
          </table:table-cell>
          <table:table-cell table:style-name="ce96" table:formula="of:=SUM([.C20];[.F20])" office:value-type="currency" office:currency="PLN" office:value="29700" calcext:value-type="currency">
            <text:p>29 7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12</text:p>
          </table:table-cell>
          <table:table-cell table:style-name="ce92" office:value-type="string" calcext:value-type="string">
            <text:p>Prof.</text:p>
          </table:table-cell>
          <table:table-cell table:style-name="ce92" office:value-type="float" office:value="33000" calcext:value-type="float">
            <text:p>3300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992" calcext:value-type="float">
            <text:p>1992</text:p>
          </table:table-cell>
          <table:table-cell table:style-name="ce94" table:formula="of:=IF(OR(AND([.C21]&lt;20000;[.D21]&lt;5); [.E21]&lt;1995);[.C21]*0.1;[.C21]*0.05)" office:value-type="currency" office:currency="PLN" office:value="3300" calcext:value-type="currency">
            <text:p>3 300,00 zł</text:p>
          </table:table-cell>
          <table:table-cell table:style-name="ce96" table:formula="of:=SUM([.C21];[.F21])" office:value-type="currency" office:currency="PLN" office:value="36300" calcext:value-type="currency">
            <text:p>36 3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13</text:p>
          </table:table-cell>
          <table:table-cell table:style-name="ce92" office:value-type="string" calcext:value-type="string">
            <text:p>Inż.</text:p>
          </table:table-cell>
          <table:table-cell table:style-name="ce92" office:value-type="float" office:value="11000" calcext:value-type="float">
            <text:p>11000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994" calcext:value-type="float">
            <text:p>1994</text:p>
          </table:table-cell>
          <table:table-cell table:style-name="ce94" table:formula="of:=IF(OR(AND([.C22]&lt;20000;[.D22]&lt;5); [.E22]&lt;1995);[.C22]*0.1;[.C22]*0.05)" office:value-type="currency" office:currency="PLN" office:value="1100" calcext:value-type="currency">
            <text:p>1 100,00 zł</text:p>
          </table:table-cell>
          <table:table-cell table:style-name="ce96" table:formula="of:=SUM([.C22];[.F22])" office:value-type="currency" office:currency="PLN" office:value="12100" calcext:value-type="currency">
            <text:p>12 1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14</text:p>
          </table:table-cell>
          <table:table-cell table:style-name="ce92" office:value-type="string" calcext:value-type="string">
            <text:p>Prof.</text:p>
          </table:table-cell>
          <table:table-cell table:style-name="ce92" office:value-type="float" office:value="28000" calcext:value-type="float">
            <text:p>28000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96" calcext:value-type="float">
            <text:p>1996</text:p>
          </table:table-cell>
          <table:table-cell table:style-name="ce94" table:formula="of:=IF(OR(AND([.C23]&lt;20000;[.D23]&lt;5); [.E23]&lt;1995);[.C23]*0.1;[.C23]*0.05)" office:value-type="currency" office:currency="PLN" office:value="1400" calcext:value-type="currency">
            <text:p>1 400,00 zł</text:p>
          </table:table-cell>
          <table:table-cell table:style-name="ce96" table:formula="of:=SUM([.C23];[.F23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Prac 15</text:p>
          </table:table-cell>
          <table:table-cell table:style-name="ce92" office:value-type="string" calcext:value-type="string">
            <text:p>Dr</text:p>
          </table:table-cell>
          <table:table-cell table:style-name="ce92" office:value-type="float" office:value="24000" calcext:value-type="float">
            <text:p>24000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998" calcext:value-type="float">
            <text:p>1998</text:p>
          </table:table-cell>
          <table:table-cell table:style-name="ce94" table:formula="of:=IF(OR(AND([.C24]&lt;20000;[.D24]&lt;5); [.E24]&lt;1995);[.C24]*0.1;[.C24]*0.05)" office:value-type="currency" office:currency="PLN" office:value="1200" calcext:value-type="currency">
            <text:p>1 200,00 zł</text:p>
          </table:table-cell>
          <table:table-cell table:style-name="ce96" table:formula="of:=SUM([.C24];[.F24])" office:value-type="currency" office:currency="PLN" office:value="25200" calcext:value-type="currency">
            <text:p>25 200,00 zł</text:p>
          </table:table-cell>
          <table:table-cell table:number-columns-repeated="1017"/>
        </table:table-row>
        <table:table-row table:style-name="ro3">
          <table:table-cell table:style-name="ce90" office:value-type="string" calcext:value-type="string">
            <text:p>Prac 16</text:p>
          </table:table-cell>
          <table:table-cell table:style-name="ce93" office:value-type="string" calcext:value-type="string">
            <text:p>Umysł.</text:p>
          </table:table-cell>
          <table:table-cell table:style-name="ce93" office:value-type="float" office:value="21500" calcext:value-type="float">
            <text:p>21500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995" calcext:value-type="float">
            <text:p>1995</text:p>
          </table:table-cell>
          <table:table-cell table:style-name="ce94" table:formula="of:=IF(OR(AND([.C25]&lt;20000;[.D25]&lt;5); [.E25]&lt;1995);[.C25]*0.1;[.C25]*0.05)" office:value-type="currency" office:currency="PLN" office:value="1075" calcext:value-type="currency">
            <text:p>1 075,00 zł</text:p>
          </table:table-cell>
          <table:table-cell table:style-name="ce96" table:formula="of:=SUM([.C25];[.F25])" office:value-type="currency" office:currency="PLN" office:value="22575" calcext:value-type="currency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month number:style="long"/>
      <number:text>.</number:text>
      <number:day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3" loext:min-decimal-places="3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6:39:30.895000000</dc:date>
    <meta:editing-cycles>3</meta:editing-cycles>
    <meta:editing-duration>PT20M37S</meta:editing-duration>
    <meta:document-statistic meta:table-count="6" meta:cell-count="676" meta:object-count="1"/>
    <meta:generator>LibreOffice/5.1.0.3$Windows_X86_64 LibreOffice_project/5e3e00a007d9b3b6efb6797a8b8e57b51ab1f737</meta:generator>
  </office:meta>
</office:document-meta>
</file>